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598b"/>
    </style:style>
    <style:style style:name="P2" style:family="paragraph" style:parent-style-name="Standard">
      <style:paragraph-properties>
        <style:tab-stops>
          <style:tab-stop style:position="0.1846in"/>
        </style:tab-stops>
      </style:paragraph-properties>
      <style:text-properties officeooo:paragraph-rsid="00139c04"/>
    </style:style>
    <style:style style:name="P3" style:family="paragraph" style:parent-style-name="Standard">
      <style:paragraph-properties>
        <style:tab-stops>
          <style:tab-stop style:position="0.1846in"/>
        </style:tab-stops>
      </style:paragraph-properties>
      <style:text-properties officeooo:paragraph-rsid="0014bb72"/>
    </style:style>
    <style:style style:name="P4" style:family="paragraph" style:parent-style-name="Standard">
      <style:paragraph-properties fo:text-align="center" style:justify-single-word="false"/>
      <style:text-properties fo:font-size="10pt" officeooo:rsid="0011598b" officeooo:paragraph-rsid="0011598b" style:font-size-asian="10pt" style:font-size-complex="10pt"/>
    </style:style>
    <style:style style:name="P5" style:family="paragraph" style:parent-style-name="Standard">
      <style:text-properties fo:font-size="11pt" officeooo:rsid="0011598b" officeooo:paragraph-rsid="0011598b" style:font-size-asian="11pt" style:font-size-complex="11pt"/>
    </style:style>
    <style:style style:name="P6" style:family="paragraph" style:parent-style-name="Standard">
      <style:text-properties fo:font-size="11pt" officeooo:paragraph-rsid="0011598b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0.1846in"/>
        </style:tab-stops>
      </style:paragraph-properties>
      <style:text-properties fo:font-size="11pt" officeooo:rsid="0012a402" officeooo:paragraph-rsid="0012a402" style:font-size-asian="11pt" style:font-size-complex="11pt"/>
    </style:style>
    <style:style style:name="P8" style:family="paragraph" style:parent-style-name="Standard">
      <style:text-properties fo:font-size="11pt" officeooo:rsid="0012a402" officeooo:paragraph-rsid="0012a402" style:font-size-asian="11pt" style:font-size-complex="11pt"/>
    </style:style>
    <style:style style:name="P9" style:family="paragraph" style:parent-style-name="Standard">
      <style:text-properties fo:font-size="11pt" fo:font-weight="bold" officeooo:rsid="0011598b" officeooo:paragraph-rsid="0011598b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1846in"/>
        </style:tab-stops>
      </style:paragraph-properties>
      <style:text-properties fo:font-size="11pt" fo:font-style="normal" officeooo:rsid="0012a402" officeooo:paragraph-rsid="0012a402" style:font-size-asian="11pt" style:font-style-asian="normal" style:font-size-complex="11pt" style:font-style-complex="normal"/>
    </style:style>
    <style:style style:name="P11" style:family="paragraph" style:parent-style-name="Standard">
      <style:paragraph-properties>
        <style:tab-stops>
          <style:tab-stop style:position="0.1846in"/>
        </style:tab-stops>
      </style:paragraph-properties>
      <style:text-properties fo:font-size="11pt" fo:font-style="normal" officeooo:rsid="0012a402" officeooo:paragraph-rsid="00163ca4" style:font-size-asian="11pt" style:font-style-asian="normal" style:font-size-complex="11pt" style:font-style-complex="normal"/>
    </style:style>
    <style:style style:name="P12" style:family="paragraph" style:parent-style-name="Standard">
      <style:paragraph-properties>
        <style:tab-stops>
          <style:tab-stop style:position="0.1846in"/>
        </style:tab-stops>
      </style:paragraph-properties>
      <style:text-properties fo:font-size="11pt" fo:font-style="normal" officeooo:rsid="0012a402" officeooo:paragraph-rsid="00173cbb" style:font-size-asian="11pt" style:font-style-asian="normal" style:font-size-complex="11pt" style:font-style-complex="normal"/>
    </style:style>
    <style:style style:name="P13" style:family="paragraph" style:parent-style-name="Standard">
      <style:paragraph-properties>
        <style:tab-stops>
          <style:tab-stop style:position="0.1846in"/>
        </style:tab-stops>
      </style:paragraph-properties>
      <style:text-properties fo:font-size="11pt" fo:font-style="normal" officeooo:rsid="0012a402" officeooo:paragraph-rsid="0017ad68" style:font-size-asian="11pt" style:font-style-asian="normal" style:font-size-complex="11pt" style:font-style-complex="normal"/>
    </style:style>
    <style:style style:name="P14" style:family="paragraph" style:parent-style-name="Standard">
      <style:text-properties fo:font-size="11pt" fo:font-style="italic" officeooo:rsid="0011598b" officeooo:paragraph-rsid="0011598b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size="11pt" officeooo:rsid="0012a402" officeooo:paragraph-rsid="0011598b" style:font-size-asian="11pt" style:font-size-complex="11pt"/>
    </style:style>
    <style:style style:name="P16" style:family="paragraph" style:parent-style-name="Heading_20_1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officeooo:rsid="0011598b"/>
    </style:style>
    <style:style style:name="T2" style:family="text">
      <style:text-properties officeooo:rsid="0012a40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1598b" style:font-style-asian="italic" style:font-weight-asian="bold" style:font-style-complex="italic" style:font-weight-complex="bold"/>
    </style:style>
    <style:style style:name="T6" style:family="text">
      <style:text-properties officeooo:rsid="00139c04"/>
    </style:style>
    <style:style style:name="T7" style:family="text">
      <style:text-properties fo:color="#aa4926" style:font-name="JetBrains Mono" fo:font-size="8pt" style:font-size-asian="8pt" style:font-size-complex="8pt"/>
    </style:style>
    <style:style style:name="T8" style:family="text">
      <style:text-properties fo:color="#aa4926" style:font-name="JetBrains Mono" fo:font-size="8pt" officeooo:rsid="00139c04" style:font-size-asian="8pt" style:font-size-complex="8pt"/>
    </style:style>
    <style:style style:name="T9" style:family="text">
      <style:text-properties fo:color="#aa4926" style:font-name="JetBrains Mono" fo:font-size="8pt" officeooo:rsid="0014bb72" style:font-size-asian="8pt" style:font-size-complex="8pt"/>
    </style:style>
    <style:style style:name="T10" style:family="text">
      <style:text-properties fo:color="#aa4926" style:font-name="JetBrains Mono" fo:font-size="8pt" officeooo:rsid="00163ca4" style:font-size-asian="8pt" style:font-size-complex="8pt"/>
    </style:style>
    <style:style style:name="T11" style:family="text">
      <style:text-properties fo:color="#6897bb" style:font-name="JetBrains Mono" fo:font-size="8pt" style:font-size-asian="8pt" style:font-size-complex="8pt"/>
    </style:style>
    <style:style style:name="T12" style:family="text">
      <style:text-properties fo:color="#6897bb" style:font-name="JetBrains Mono" fo:font-size="8pt" officeooo:rsid="00139c04" style:font-size-asian="8pt" style:font-size-complex="8pt"/>
    </style:style>
    <style:style style:name="T13" style:family="text">
      <style:text-properties fo:color="#6897bb" style:font-name="JetBrains Mono" fo:font-size="8pt" officeooo:rsid="0014bb72" style:font-size-asian="8pt" style:font-size-complex="8pt"/>
    </style:style>
    <style:style style:name="T14" style:family="text">
      <style:text-properties fo:color="#6897bb" style:font-name="JetBrains Mono" fo:font-size="8pt" officeooo:rsid="00163ca4" style:font-size-asian="8pt" style:font-size-complex="8pt"/>
    </style:style>
    <style:style style:name="T15" style:family="text">
      <style:text-properties fo:color="#6897bb" style:font-name="JetBrains Mono" fo:font-size="8pt" officeooo:rsid="0017ad68" style:font-size-asian="8pt" style:font-size-complex="8pt"/>
    </style:style>
    <style:style style:name="T16" style:family="text">
      <style:text-properties fo:color="#cc7832" style:font-name="JetBrains Mono" fo:font-size="8pt" style:font-size-asian="8pt" style:font-size-complex="8pt"/>
    </style:style>
    <style:style style:name="T17" style:family="text">
      <style:text-properties fo:color="#cc7832" style:font-name="JetBrains Mono" fo:font-size="8pt" officeooo:rsid="00139c04" style:font-size-asian="8pt" style:font-size-complex="8pt"/>
    </style:style>
    <style:style style:name="T18" style:family="text">
      <style:text-properties fo:color="#cc7832" style:font-name="JetBrains Mono" fo:font-size="8pt" officeooo:rsid="0014bb72" style:font-size-asian="8pt" style:font-size-complex="8pt"/>
    </style:style>
    <style:style style:name="T19" style:family="text">
      <style:text-properties fo:color="#cc7832" style:font-name="JetBrains Mono" fo:font-size="8pt" officeooo:rsid="00163ca4" style:font-size-asian="8pt" style:font-size-complex="8pt"/>
    </style:style>
    <style:style style:name="T20" style:family="text">
      <style:text-properties fo:color="#a9b7c6" style:font-name="JetBrains Mono" fo:font-size="8pt" style:font-size-asian="8pt" style:font-size-complex="8pt"/>
    </style:style>
    <style:style style:name="T21" style:family="text">
      <style:text-properties fo:color="#a9b7c6" style:font-name="JetBrains Mono" fo:font-size="8pt" officeooo:rsid="00139c04" style:font-size-asian="8pt" style:font-size-complex="8pt"/>
    </style:style>
    <style:style style:name="T22" style:family="text">
      <style:text-properties fo:color="#a9b7c6" style:font-name="JetBrains Mono" fo:font-size="8pt" officeooo:rsid="0014bb72" style:font-size-asian="8pt" style:font-size-complex="8pt"/>
    </style:style>
    <style:style style:name="T23" style:family="text">
      <style:text-properties fo:color="#a9b7c6" style:font-name="JetBrains Mono" fo:font-size="8pt" officeooo:rsid="00163ca4" style:font-size-asian="8pt" style:font-size-complex="8pt"/>
    </style:style>
    <style:style style:name="T24" style:family="text">
      <style:text-properties style:text-underline-style="solid" style:text-underline-width="auto" style:text-underline-color="font-color" officeooo:rsid="00139c04"/>
    </style:style>
    <style:style style:name="T25" style:family="text">
      <style:text-properties fo:font-size="11pt" officeooo:rsid="00139c04" style:font-size-asian="11pt" style:font-size-complex="11pt"/>
    </style:style>
    <style:style style:name="T26" style:family="text">
      <style:text-properties fo:font-size="11pt" officeooo:rsid="0014bb72" style:font-size-asian="11pt" style:font-size-complex="11pt"/>
    </style:style>
    <style:style style:name="T27" style:family="text">
      <style:text-properties fo:font-size="11pt" officeooo:rsid="0011598b" style:font-size-asian="11pt" style:font-size-complex="11pt"/>
    </style:style>
    <style:style style:name="T28" style:family="text">
      <style:text-properties fo:font-size="11pt" officeooo:rsid="0012a402" style:font-size-asian="11pt" style:font-size-complex="11pt"/>
    </style:style>
    <style:style style:name="T29" style:family="text">
      <style:text-properties fo:font-size="11pt" officeooo:rsid="00180110" style:font-size-asian="11pt" style:font-size-complex="11pt"/>
    </style:style>
    <style:style style:name="T30" style:family="text">
      <style:text-properties fo:font-size="11pt" style:text-underline-style="solid" style:text-underline-width="auto" style:text-underline-color="font-color" officeooo:rsid="0014bb72" style:font-size-asian="11pt" style:font-size-complex="11pt"/>
    </style:style>
    <style:style style:name="T31" style:family="text">
      <style:text-properties fo:font-size="11pt" fo:font-style="italic" officeooo:rsid="0011598b" style:font-size-asian="11pt" style:font-style-asian="italic" style:font-size-complex="11pt" style:font-style-complex="italic"/>
    </style:style>
    <style:style style:name="T32" style:family="text">
      <style:text-properties fo:color="#00aaad" style:font-name="FreeMono" fo:font-size="10pt" fo:font-style="normal" style:text-underline-style="none" officeooo:rsid="00139c04" style:font-size-asian="10pt" style:font-style-asian="normal" style:font-size-complex="10pt" style:font-style-complex="normal"/>
    </style:style>
    <style:style style:name="T33" style:family="text">
      <style:text-properties fo:color="#00aaad" style:font-name="FreeMono" fo:font-size="10pt" fo:font-style="normal" officeooo:rsid="00139c04" style:font-size-asian="10pt" style:font-style-asian="normal" style:font-size-complex="10pt" style:font-style-complex="normal"/>
    </style:style>
    <style:style style:name="T34" style:family="text">
      <style:text-properties fo:font-size="8pt" officeooo:rsid="00139c04" style:font-size-asian="8pt" style:font-size-complex="8pt"/>
    </style:style>
    <style:style style:name="T35" style:family="text">
      <style:text-properties fo:color="#000000" style:font-name="Liberation Serif" fo:font-size="11pt" officeooo:rsid="0014bb72" style:font-size-asian="11pt" style:font-size-complex="11pt"/>
    </style:style>
    <style:style style:name="T36" style:family="text">
      <style:text-properties officeooo:rsid="00163ca4"/>
    </style:style>
    <style:style style:name="T37" style:family="text">
      <style:text-properties officeooo:rsid="00163ca4" style:font-size-asian="9.60000038146973pt"/>
    </style:style>
    <style:style style:name="T38" style:family="text">
      <style:text-properties officeooo:rsid="00139c04" style:font-size-asian="9.60000038146973pt"/>
    </style:style>
    <style:style style:name="T39" style:family="text">
      <style:text-properties officeooo:rsid="00173cbb" style:font-size-asian="9.60000038146973pt"/>
    </style:style>
    <style:style style:name="T40" style:family="text">
      <style:text-properties officeooo:rsid="0017ad68" style:font-size-asian="9.60000038146973pt"/>
    </style:style>
    <style:style style:name="T41" style:family="text">
      <style:text-properties officeooo:rsid="00180110" style:font-size-asian="9.60000038146973pt"/>
    </style:style>
    <style:style style:name="T42" style:family="text">
      <style:text-properties officeooo:rsid="001801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">Protokol k </text:span>voliteln<text:span text:style-name="T1">é</text:span> úlo<text:span text:style-name="T1">ze z BI-ZUM</text:span></text:h>
      <text:p text:style-name="P4">(Platný pro cvičení ČT 9:15 a ČT 11:00)</text:p>
      <text:p text:style-name="P14"/>
      <text:p text:style-name="P5"><text:span text:style-name="T3">Jméno studenta:</text:span> <text:span text:style-name="T2">Nikita Mortuzaiev</text:span></text:p>
      <text:p text:style-name="P1"><text:span text:style-name="T31">Username:</text:span><text:span text:style-name="T27"> </text:span><text:span text:style-name="T28">mortunik</text:span></text:p>
      <text:p text:style-name="P15"/>
      <text:p text:style-name="P9">OSNOVA</text:p>
      <text:p text:style-name="P6"><text:span text:style-name="T1">1. </text:span><text:span text:style-name="T5">Z</text:span><text:span text:style-name="T4">adání úlohy.</text:span></text:p>
      <text:p text:style-name="P6"/>
      <text:p text:style-name="P7"><text:tab/>Implementuj<text:span text:style-name="T42">i</text:span> Genetický algoritmus rozšířený o metody deterministic a probabilistic crowdingu. Je možnost spustit algoritmus bez těchto metod (přepínač -s, jako „simple“), algoritmus využívající deterministic (přepínač -cd, jako „crowding deterministic“) nebo probabilistic (přepínač -cp) crowding. <text:span text:style-name="T6">Aplikací je také možné spustit se svými parametry (velikost populace, počet generací, procento rodičů ke křížení, pravděpodobnost křížení a mutace), k tomu slouží přepínač --handle.</text:span></text:p>
      <text:p text:style-name="P7"><text:tab/><text:span text:style-name="T24">Příklady spuštění programu:</text:span></text:p>
      <text:p text:style-name="P2"><text:bookmark-start text:name="__DdeLink__456_3818270411"/><text:span text:style-name="T32">`$ python3 main.py -s`</text:span><text:bookmark-end text:name="__DdeLink__456_3818270411"/><text:span text:style-name="T6"> … </text:span><text:span text:style-name="T25">spustí obecný GA s defaultními parametry</text:span><text:span text:style-name="T6"> </text:span><text:bookmark-start text:name="__DdeLink__458_3818270411"/><text:span text:style-name="T34">(</text:span><text:span text:style-name="T7">pop_size</text:span><text:span text:style-name="T20">=</text:span><text:span text:style-name="T11">20</text:span><text:span text:style-name="T16">, </text:span><text:span text:style-name="T7">num_of_gens</text:span><text:span text:style-name="T20">=</text:span><text:span text:style-name="T11">100</text:span><text:span text:style-name="T16">, </text:span><text:span text:style-name="T7">parents_percent</text:span><text:span text:style-name="T20">=</text:span><text:span text:style-name="T11">.4</text:span><text:span text:style-name="T16">, </text:span><text:span text:style-name="T7">cross_rate</text:span><text:span text:style-name="T20">=</text:span><text:span text:style-name="T11">.9</text:span><text:span text:style-name="T16">, </text:span><text:span text:style-name="T7">mutation_rate</text:span><text:span text:style-name="T20">=</text:span><text:span text:style-name="T11">.05</text:span><text:span text:style-name="T34">)</text:span><text:span text:style-name="T6">,</text:span><text:bookmark-end text:name="__DdeLink__458_3818270411"/></text:p>
      <text:p text:style-name="P2"><text:bookmark-start text:name="__DdeLink__460_3818270411"/><text:span text:style-name="T33">`$ python3 main.py -s --handle 100 50 .7 .8 .1`</text:span><text:bookmark-end text:name="__DdeLink__460_3818270411"/><text:span text:style-name="T6"> … </text:span><text:span text:style-name="T25">spustí obecný GA s ručně zadanými parametry</text:span><text:span text:style-name="T6"> </text:span><text:bookmark-start text:name="__DdeLink__462_3818270411"/><text:span text:style-name="T34">(</text:span><text:span text:style-name="T8">pop_size</text:span><text:span text:style-name="T21">=</text:span><text:span text:style-name="T12">100</text:span><text:span text:style-name="T17">, </text:span><text:span text:style-name="T8">num_of_gens</text:span><text:span text:style-name="T21">=5</text:span><text:span text:style-name="T12">0</text:span><text:span text:style-name="T17">, </text:span><text:span text:style-name="T8">parents_percent</text:span><text:span text:style-name="T21">=</text:span><text:span text:style-name="T12">.7</text:span><text:span text:style-name="T17">, </text:span><text:span text:style-name="T8">cross_rate</text:span><text:span text:style-name="T21">=</text:span><text:span text:style-name="T12">.8</text:span><text:span text:style-name="T17">, </text:span><text:span text:style-name="T8">mutation_rate</text:span><text:span text:style-name="T21">=</text:span><text:span text:style-name="T12">.1</text:span><text:span text:style-name="T34">)</text:span><text:bookmark-end text:name="__DdeLink__462_3818270411"/><text:span text:style-name="T6">,</text:span></text:p>
      <text:p text:style-name="P2"><text:bookmark-start text:name="__DdeLink__464_3818270411"/><text:span text:style-name="T33">`$ python3 main.py -cd`</text:span><text:bookmark-end text:name="__DdeLink__464_3818270411"/><text:span text:style-name="T6"> … </text:span><text:span text:style-name="T25">spustí GA s deterministic crowdingem s defaulními parametry,</text:span></text:p>
      <text:p text:style-name="P2"><text:bookmark-start text:name="__DdeLink__466_3818270411"/><text:span text:style-name="T33">`$ python3 main.py -cp --handle 100 50 .7 .8 .1`</text:span><text:bookmark-end text:name="__DdeLink__466_3818270411"/><text:span text:style-name="T6"> … </text:span><text:span text:style-name="T25">spustí GA s probabilistic s ručně zadanými parametry, apod.</text:span></text:p>
      <text:p text:style-name="P3"><text:span text:style-name="T25"><text:tab/></text:span><text:span text:style-name="T30">Upozornění:</text:span><text:span text:style-name="T26"> pro GA s crowdingem složitost hledání nejlepšího matchingu je n!, proto se doporučuje v těchto p</text:span><text:span text:style-name="T29">ř</text:span><text:span text:style-name="T26">ípadech spouštět aplikaci s takovými parametry, aby se ke křížení vybíralo maximálně 8 osob (např. </text:span><text:span text:style-name="T9">pop_size</text:span><text:span text:style-name="T22">=</text:span><text:span text:style-name="T13">20</text:span><text:span text:style-name="T18">, </text:span><text:span text:style-name="T9">parents_percent</text:span><text:span text:style-name="T22">=</text:span><text:span text:style-name="T13">.4</text:span><text:span text:style-name="T18"> </text:span><text:span text:style-name="T35">nebo</text:span><text:span text:style-name="T18"> </text:span><text:span text:style-name="T9">pop_size</text:span><text:span text:style-name="T22">=</text:span><text:span text:style-name="T13">12</text:span><text:span text:style-name="T18">, </text:span><text:span text:style-name="T9">parents_percent</text:span><text:span text:style-name="T22">=</text:span><text:span text:style-name="T13">.7</text:span><text:span text:style-name="T26">).</text:span></text:p>
      <text:p text:style-name="P1"/>
      <text:p text:style-name="P6"><text:span text:style-name="T1">2. </text:span><text:span text:style-name="T5">N</text:span><text:span text:style-name="T4">ázev použité metody/ algoritmu.</text:span></text:p>
      <text:p text:style-name="P6"/>
      <text:p text:style-name="P8"><text:tab/>Genetický algoritmus, metody nichingu, deterministic crowding, probabilistic crowding.</text:p>
      <text:p text:style-name="P6"/>
      <text:p text:style-name="P6"><text:span text:style-name="T1">3. </text:span><text:span text:style-name="T5">Stručný r</text:span><text:span text:style-name="T4">ozbor </text:span><text:span text:style-name="T5">úlohy (podstatné informace k řešení).</text:span></text:p>
      <text:p text:style-name="P14"/>
      <text:p text:style-name="P10"><text:tab/>Každ<text:span text:style-name="T42">á</text:span> osoba z generace má genotyp představený 8 bity. Fitness funkce vypadá takto: pokud genotyp osoby je roven osmi jedničkám → osoba má nejv<text:span text:style-name="T42">y</text:span>šší fitness = 22 (globální extr<text:span text:style-name="T42">é</text:span>m). Pokud osoba má v genotypu osm nul → fitness = 20 (lokální extr<text:span text:style-name="T42">é</text:span>m). Osoby mající v genotypu na prvních nebo posledních čtyřech pozicích jedničky mají fitness = 11 (např. 1111****, ****1111), <text:s/>osoby mající na těchto pozicích nuly mají fitness = 10. Jiné osoby mají fitness = 1. </text:p>
      <text:p text:style-name="P10"><text:tab/>Tato fitness funkce dává možnost experimentovat s generacemi a testovat, v kolika případech populace dosahne lokálního a glob<text:span text:style-name="T42">á</text:span>lního extrému.</text:p>
      <text:p text:style-name="P11"><text:tab/><text:span text:style-name="T36">Bylo otestováno, že pro obecný GA s parametry </text:span><text:span text:style-name="T34">(</text:span><text:span text:style-name="T10">pop_size</text:span><text:span text:style-name="T23">=</text:span><text:span text:style-name="T14">200</text:span><text:span text:style-name="T19">, </text:span><text:span text:style-name="T10">num_of_gens</text:span><text:span text:style-name="T23">=</text:span><text:span text:style-name="T14">500</text:span><text:span text:style-name="T19">, </text:span><text:span text:style-name="T10">parents_percent</text:span><text:span text:style-name="T23">=</text:span><text:span text:style-name="T14">.4</text:span><text:span text:style-name="T19">, </text:span><text:span text:style-name="T10">cross_rate</text:span><text:span text:style-name="T23">=</text:span><text:span text:style-name="T14">.9</text:span><text:span text:style-name="T19">, </text:span><text:span text:style-name="T10">mutation_rate</text:span><text:span text:style-name="T23">=</text:span><text:span text:style-name="T14">.05</text:span><text:span text:style-name="T34">)</text:span><text:span text:style-name="T38"> </text:span><text:span text:style-name="T37">více než 80% populace konverguje ke globálnímu optimu už k </text:span><text:span text:style-name="T39">~</text:span><text:span text:style-name="T37">18. generaci (osoby s fitness = 22 a genotypem = 1111 1111) </text:span><text:span text:style-name="T39">i když lokální extrém se objevoval v prvních generacích. P</text:span><text:span text:style-name="T37">ro 500 generací se stejnými parametry výsledky jsou téměř stejné. Jen v málo případech populace </text:span><text:span text:style-name="T41">objevuje</text:span><text:span text:style-name="T37"> </text:span><text:span text:style-name="T41">oba</text:span><text:span text:style-name="T39"> extrém</text:span><text:span text:style-name="T41">y</text:span><text:span text:style-name="T39">, ale k lokálnímu extrému konverguje jen malé procento osob.</text:span></text:p>
      <text:p text:style-name="P12"><text:span text:style-name="T39"><text:tab/>GA s crowdingem </text:span><text:span text:style-name="T41">obdržuje</text:span><text:span text:style-name="T39"> stejných výsledků s 10x menší velikostí populace </text:span><text:span text:style-name="T34">(</text:span><text:span text:style-name="T10">pop_size</text:span><text:span text:style-name="T23">=</text:span><text:span text:style-name="T14">20</text:span><text:span text:style-name="T19">, </text:span><text:span text:style-name="T10">num_of_gens</text:span><text:span text:style-name="T23">=</text:span><text:span text:style-name="T14">50</text:span><text:span text:style-name="T19">, </text:span><text:span text:style-name="T10">parents_percent</text:span><text:span text:style-name="T23">=</text:span><text:span text:style-name="T14">.4</text:span><text:span text:style-name="T19">, </text:span><text:span text:style-name="T10">cross_rate</text:span><text:span text:style-name="T23">=</text:span><text:span text:style-name="T14">.9</text:span><text:span text:style-name="T19">, </text:span><text:span text:style-name="T10">mutation_rate</text:span><text:span text:style-name="T23">=</text:span><text:span text:style-name="T14">.05</text:span><text:span text:style-name="T34">)</text:span><text:span text:style-name="T38">, </text:span><text:span text:style-name="T39">ale pro větší počet generací. Občas taky konverguje k lokálnímu extrému </text:span><text:span text:style-name="T40">nebo dosáhá obou.</text:span></text:p>
      <text:p text:style-name="P13"><text:span text:style-name="T40"><text:tab/>GA s crowdingem s parametry </text:span><text:span text:style-name="T34">(</text:span><text:span text:style-name="T10">pop_size</text:span><text:span text:style-name="T23">=</text:span><text:span text:style-name="T15">12</text:span><text:span text:style-name="T19">, </text:span><text:span text:style-name="T10">num_of_gens</text:span><text:span text:style-name="T23">=</text:span><text:span text:style-name="T14">50</text:span><text:span text:style-name="T19">, </text:span><text:span text:style-name="T10">parents_percent</text:span><text:span text:style-name="T23">=</text:span><text:span text:style-name="T14">.</text:span><text:span text:style-name="T15">7</text:span><text:span text:style-name="T19">, </text:span><text:span text:style-name="T10">cross_rate</text:span><text:span text:style-name="T23">=</text:span><text:span text:style-name="T14">.9</text:span><text:span text:style-name="T19">, </text:span><text:span text:style-name="T10">mutation_rate</text:span><text:span text:style-name="T23">=</text:span><text:span text:style-name="T14">.05</text:span><text:span text:style-name="T34">)</text:span><text:span text:style-name="T38"> </text:span><text:span text:style-name="T40">konverguje k lokálnímu nebo globálnímu extrému už k ~35. generaci, přičemž má populaci sloro 2x menší. Vidíme, že procento osob, které se vybírají ke křížení, hraje velkou roli a dává možnost zmenšit počet generací. Jinak, populace, ve kterých se vybírá málo osob ke křížení, zůstávají stejné po dlouhou dobu.</text:span></text:p>
      <text:p text:style-name="P13"><text:span text:style-name="T40"><text:tab/>Pravděpodobnost mutace a křížení nám říkaj</text:span><text:span text:style-name="T41">í o intenzitě změn v generacích. Pokud je zvětšíme, obdržíme nějaký z extrému rychleji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04:26:55.900995824</meta:creation-date>
    <dc:date>2020-05-02T16:47:47.704790772</dc:date>
    <meta:editing-duration>PT15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492" meta:character-count="3521" meta:non-whitespace-character-count="3042"/>
  </office:meta>
</office:document-meta>
</file>